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ru" fo:country="RU" fo:font-weight="bold" style:font-weight-asian="bold" style:font-weight-complex="bold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11cm" svg:height="0.85cm" draw:z-index="0"><draw:image xlink:href="../../odt/images/0068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МЕНЬШЕ ИЛИ РАВНО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379cm" draw:z-index="0"><draw:image xlink:href="../../odt/images/0068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4">Блок </text:span><text:span text:style-name="T2">р</text:span><text:span text:style-name="T1">еализует логическую операцию </text:span><text:span text:style-name="T2">МЕНЬШЕ ИЛИ РАВНО</text:span><text:span text:style-name="T1">:</text:span></text:p>
            <text:p text:style-name="P4"><text:span text:style-name="T1"><draw:frame draw:style-name="fr3" draw:name="Объект1" text:anchor-type="as-char" svg:width="5.985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</text:span></text:p>
            <text:p text:style-name="Text_20_body"><text:span text:style-name="T2">где </text:span><text:span text:style-name="T2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 – выходной сигнал блока, <text:s/></text:span><text:span text:style-name="T2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– входные сигналы.</text:span></text:p>
            <text:p text:style-name="Text_20_body"><text:span text:style-name="T3">Свойства</text:span>:</text:p>
            <text:list xml:id="list7607423040479903316" text:style-name="L1">
              <text:list-item>
                <text:p text:style-name="P5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ЕНЬШЕ ИЛИ РАВНО</dc:title>
    <dc:date>2012-03-30T16:15:59.34</dc:date>
    <meta:generator>OpenOffice_Beta/4.1.0$Win32 OpenOffice.org_project/410m14$Build-9760</meta:generator>
    <meta:editing-duration>PT2H3M14S</meta:editing-duration>
    <meta:editing-cycles>98</meta:editing-cycles>
    <meta:document-statistic meta:table-count="1" meta:image-count="2" meta:object-count="3" meta:page-count="1" meta:paragraph-count="11" meta:word-count="57" meta:character-count="371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≤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lt;= u_2(t); #
alignl 0, ~ если u_1(t) &gt;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